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06c01"/>
    </style:style>
    <style:style style:name="P2" style:family="paragraph" style:parent-style-name="Standard">
      <style:text-properties officeooo:paragraph-rsid="0001bf74"/>
    </style:style>
    <style:style style:name="P3" style:family="paragraph" style:parent-style-name="Standard">
      <style:text-properties officeooo:paragraph-rsid="0001bf74"/>
    </style:style>
    <style:style style:name="P4" style:family="paragraph" style:parent-style-name="Standard">
      <style:text-properties officeooo:paragraph-rsid="00090db5"/>
    </style:style>
    <style:style style:name="T1" style:family="text">
      <style:text-properties officeooo:rsid="0001bf74"/>
    </style:style>
    <style:style style:name="T2" style:family="text">
      <style:text-properties officeooo:rsid="0002e0b5"/>
    </style:style>
    <style:style style:name="T3" style:family="text">
      <style:text-properties officeooo:rsid="000642be"/>
    </style:style>
    <style:style style:name="T4" style:family="text">
      <style:text-properties officeooo:rsid="00090d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<text:span text:style-name="T2">string</text:span> : <text:a xlink:type="simple" xlink:href="py3o://function=%22format_datetime(datestring,%20format='dd/MM/YYYY')%22" text:style-name="Internet_20_link" text:visited-style-name="Visited_20_Internet_20_Link"><text:span text:style-name="T3">function="format_datetime(datestring, format='dd/MM/YYYY')"</text:span></text:a></text:p>
      <text:p text:style-name="P2"><text:span text:style-name="T1">Datetimestring: </text:span><text:a xlink:type="simple" xlink:href="py3o://function=%22format_datetime(datetimestring,%20format='dd/MM/YYYY%20HH.mm.ss')%22" text:style-name="Internet_20_link" text:visited-style-name="Visited_20_Internet_20_Link"><text:span text:style-name="T1">function="format_datetime(datetimestring, format='dd/MM/YYYY HH.mm.ss')"</text:span></text:a></text:p>
      <text:p text:style-name="P2"><text:span text:style-name="T1">Datestring2: </text:span><text:a xlink:type="simple" xlink:href="py3o://function=%22format_datetime(datestring2)%22" text:style-name="Internet_20_link" text:visited-style-name="Visited_20_Internet_20_Link"><text:span text:style-name="T1">function="format_datetime(datestring2)"</text:span></text:a></text:p>
      <text:p text:style-name="P2"><text:span text:style-name="T1">Datetime: </text:span><text:a xlink:type="simple" xlink:href="py3o://function=%22format_datetime(datetime_obj)%22" text:style-name="Internet_20_link" text:visited-style-name="Visited_20_Internet_20_Link"><text:span text:style-name="T1">function="format_datetime(datetime_obj)"</text:span></text:a></text:p>
      <text:p text:style-name="P4"><text:span text:style-name="T4">Datetime in French: </text:span><text:a xlink:type="simple" xlink:href="py3o://function=%22format_datetime(datetimestring,%20format='full',%20locale='fr_FR')%22" text:style-name="Internet_20_link" text:visited-style-name="Visited_20_Internet_20_Link"><text:span text:style-name="T4">function="format_datetime(datetimestring, format='full', locale='fr_FR')"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5-11-09T12:01:07.916007671</meta:creation-date>
    <dc:date>2018-11-30T14:47:18.779763456</dc:date>
    <dc:creator>Houzéfa Abbasbhay</dc:creator>
    <meta:editing-duration>PT1H53M2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8" meta:character-count="355" meta:non-whitespace-character-count="342"/>
  </office:meta>
</office:document-meta>
</file>